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3.564cm"/>
    </style:style>
    <style:style style:name="gr2" style:family="graphic" style:parent-style-name="objectwithoutfill">
      <style:graphic-properties svg:stroke-color="#999999" draw:fill="none" draw:textarea-vertical-align="middle"/>
    </style:style>
    <style:style style:name="gr3" style:family="graphic" style:parent-style-name="objectwithoutfill">
      <style:graphic-properties svg:stroke-color="#666666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2.704cm" fo:min-width="0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338cm" fo:min-width="16.518cm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2.29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651cm" svg:x="0.492cm" svg:y="1.254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8.62cm" svg:y="1.254cm">
          <text:p text:style-name="P1">Routes/Index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51cm" svg:y1="2.905cm" svg:x2="2.651cm" svg:y2="27.94cm">
          <text:p/>
        </draw:line>
        <draw:line draw:style-name="gr3" draw:text-style-name="P2" draw:layer="layout" svg:x1="10.906cm" svg:y1="2.905cm" svg:x2="11.16cm" svg:y2="27.94cm">
          <text:p/>
        </draw:line>
        <draw:custom-shape draw:style-name="gr4" draw:text-style-name="P1" draw:layer="layout" svg:width="0.254cm" svg:height="12.954cm" svg:x="2.524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14.335cm" svg:y="1.254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621cm" svg:y1="2.905cm" svg:x2="16.748cm" svg:y2="27.94cm">
          <text:p/>
        </draw:line>
        <draw:custom-shape draw:style-name="gr6" draw:text-style-name="P1" draw:layer="layout" svg:width="4.572cm" svg:height="1.016cm" svg:x="0.492cm" svg:y="3.667cm">
          <text:p text:style-name="P1">Select all post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7.018cm" svg:height="5.588cm" svg:x="1.635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0.635cm" svg:x="1.635cm" svg:y="10.779cm">
          <text:p text:style-name="P1">Category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.905cm" svg:y1="12.43cm" svg:x2="9.636cm" svg:y2="12.43cm">
          <text:p text:style-name="P1"/>
          <text:p text:style-name="P1"/>
        </draw:line>
        <draw:line draw:style-name="gr9" draw:text-style-name="P2" draw:layer="layout" svg:x1="10.906cm" svg:y1="12.557cm" svg:x2="16.621cm" svg:y2="12.557cm">
          <text:p text:style-name="P1"/>
          <text:p text:style-name="P1">Where Category =</text:p>
        </draw:line>
        <draw:line draw:style-name="gr10" draw:text-style-name="P2" draw:layer="layout" svg:x1="16.621cm" svg:y1="15.351cm" svg:x2="11.033cm" svg:y2="15.351cm">
          <text:p/>
        </draw:line>
        <draw:custom-shape draw:style-name="gr7" draw:text-style-name="P2" draw:layer="layout" svg:width="17.018cm" svg:height="5.588cm" svg:x="1.762cm" svg:y="16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0.635cm" svg:x="1.762cm" svg:y="16.875cm">
          <text:p text:style-name="P1">Search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032cm" svg:y1="18.526cm" svg:x2="9.763cm" svg:y2="18.526cm">
          <text:p text:style-name="P1"/>
          <text:p text:style-name="P1"/>
        </draw:line>
        <draw:line draw:style-name="gr9" draw:text-style-name="P2" draw:layer="layout" svg:x1="11.033cm" svg:y1="18.526cm" svg:x2="16.748cm" svg:y2="18.526cm">
          <text:p text:style-name="P1"/>
          <text:p text:style-name="P1">Where Search =</text:p>
        </draw:line>
        <draw:line draw:style-name="gr10" draw:text-style-name="P2" draw:layer="layout" svg:x1="16.748cm" svg:y1="21.32cm" svg:x2="11.16cm" svg:y2="21.32cm">
          <text:p/>
        </draw:line>
        <draw:custom-shape draw:style-name="gr11" draw:text-style-name="P1" draw:layer="layout" svg:width="3.048cm" svg:height="1.016cm" svg:x="4.81cm" svg:y="1.762cm">
          <text:p text:style-name="P1"/>
          <text:p text:style-name="P1">Ingredients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34cm" svg:y1="2.905cm" svg:x2="6.588cm" svg:y2="27.94cm">
          <text:p/>
        </draw:line>
        <draw:line draw:style-name="gr9" draw:text-style-name="P2" draw:layer="layout" svg:x1="2.905cm" svg:y1="5.953cm" svg:x2="6.334cm" svg:y2="5.953cm">
          <text:p text:style-name="P1"/>
          <text:p text:style-name="P1">Get Ingredients</text:p>
        </draw:line>
      </draw:page>
      <draw:page draw:name="page2" draw:style-name="dp1" draw:master-page-name="Default">
        <draw:custom-shape draw:style-name="gr1" draw:text-style-name="P1" draw:layer="layout" svg:width="4.064cm" svg:height="1.651cm" svg:x="0.492cm" svg:y="1.254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8.62cm" svg:y="1.254cm">
          <text:p text:style-name="P1">Routes/Index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51cm" svg:y1="2.905cm" svg:x2="2.651cm" svg:y2="27.94cm">
          <text:p/>
        </draw:line>
        <draw:line draw:style-name="gr3" draw:text-style-name="P2" draw:layer="layout" svg:x1="10.906cm" svg:y1="2.905cm" svg:x2="11.16cm" svg:y2="27.94cm">
          <text:p/>
        </draw:line>
        <draw:custom-shape draw:style-name="gr4" draw:text-style-name="P1" draw:layer="layout" svg:width="0.254cm" svg:height="12.954cm" svg:x="2.524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651cm" svg:x="14.335cm" svg:y="1.254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621cm" svg:y1="2.905cm" svg:x2="16.748cm" svg:y2="27.94cm">
          <text:p/>
        </draw:line>
        <draw:custom-shape draw:style-name="gr6" draw:text-style-name="P1" draw:layer="layout" svg:width="4.572cm" svg:height="1.016cm" svg:x="0.492cm" svg:y="3.667cm">
          <text:p text:style-name="P1">Select all post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7.018cm" svg:height="5.588cm" svg:x="1.635cm" svg:y="10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0.635cm" svg:x="1.635cm" svg:y="10.779cm">
          <text:p text:style-name="P1">Featured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.905cm" svg:y1="12.43cm" svg:x2="9.636cm" svg:y2="12.43cm">
          <text:p text:style-name="P1"/>
          <text:p text:style-name="P1"/>
        </draw:line>
        <draw:line draw:style-name="gr9" draw:text-style-name="P2" draw:layer="layout" svg:x1="10.906cm" svg:y1="12.557cm" svg:x2="16.621cm" svg:y2="12.557cm">
          <text:p text:style-name="P1"/>
          <text:p text:style-name="P1">Where Featured = 1</text:p>
        </draw:line>
        <draw:line draw:style-name="gr10" draw:text-style-name="P2" draw:layer="layout" svg:x1="16.621cm" svg:y1="15.351cm" svg:x2="11.033cm" svg:y2="15.351cm">
          <text:p/>
        </draw:line>
        <draw:custom-shape draw:style-name="gr7" draw:text-style-name="P2" draw:layer="layout" svg:width="17.018cm" svg:height="5.588cm" svg:x="1.762cm" svg:y="16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0.635cm" svg:x="1.762cm" svg:y="16.875cm">
          <text:p text:style-name="P1">Sponsored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032cm" svg:y1="18.526cm" svg:x2="9.763cm" svg:y2="18.526cm">
          <text:p text:style-name="P1"/>
          <text:p text:style-name="P1"/>
        </draw:line>
        <draw:line draw:style-name="gr9" draw:text-style-name="P2" draw:layer="layout" svg:x1="11.033cm" svg:y1="18.526cm" svg:x2="16.748cm" svg:y2="18.526cm">
          <text:p text:style-name="P1"/>
          <text:p text:style-name="P1">Where Sponsored = 1</text:p>
        </draw:line>
        <draw:line draw:style-name="gr10" draw:text-style-name="P2" draw:layer="layout" svg:x1="16.748cm" svg:y1="21.32cm" svg:x2="11.16cm" svg:y2="21.32cm">
          <text:p/>
        </draw:line>
        <draw:custom-shape draw:style-name="gr11" draw:text-style-name="P1" draw:layer="layout" svg:width="3.048cm" svg:height="1.016cm" svg:x="4.81cm" svg:y="1.762cm">
          <text:p text:style-name="P1"/>
          <text:p text:style-name="P1">Ingredients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34cm" svg:y1="2.905cm" svg:x2="6.588cm" svg:y2="27.94cm">
          <text:p/>
        </draw:line>
        <draw:line draw:style-name="gr9" draw:text-style-name="P2" draw:layer="layout" svg:x1="2.905cm" svg:y1="5.953cm" svg:x2="6.334cm" svg:y2="5.953cm">
          <text:p text:style-name="P1"/>
          <text:p text:style-name="P1">Get Ingredient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1:28:19.873957697</meta:creation-date>
    <dc:date>2017-04-18T11:36:34.528466452</dc:date>
    <meta:editing-duration>PT8M14S</meta:editing-duration>
    <meta:editing-cycles>2</meta:editing-cycles>
    <meta:generator>LibreOffice/5.1.6.2$Linux_X86_64 LibreOffice_project/10m0$Build-2</meta:generator>
    <meta:document-statistic meta:object-count="42"/>
  </office:meta>
</office:document-meta>
</file>